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8.0398in" svg:y="0.0394in">
            <draw:object draw:notify-on-update-of-ranges="Sheet1.A1:Sheet1.A1 Sheet1.A2:Sheet1.A4 Sheet1.B1:Sheet1.B1 Sheet1.B2:Sheet1.B4 Sheet1.C1:Sheet1.C1 Sheet1.C2:Sheet1.C4 Sheet1.D1:Sheet1.D1 Sheet1.D2:Sheet1.D4 Sheet1.E1:Sheet1.E1 Sheet1.E2:Sheet1.E4 Sheet1.F1:Sheet1.F1 Sheet1.F2:Sheet1.F4 Sheet1.G1:Sheet1.G1 Sheet1.G2:Sheet1.G4 Sheet1.H1:Sheet1.H1 Sheet1.H2:Sheet1.H4 Sheet1.I1:Sheet1.I1 Sheet1.I2:Sheet1.I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$|V_{SB}|$</text:p>
          </table:table-cell>
          <table:table-cell office:value-type="string" calcext:value-type="string">
            <text:p>NMOS Slope</text:p>
          </table:table-cell>
          <table:table-cell office:value-type="string" calcext:value-type="string">
            <text:p>NMOS inter</text:p>
          </table:table-cell>
          <table:table-cell office:value-type="string" calcext:value-type="string">
            <text:p>Pslope</text:p>
          </table:table-cell>
          <table:table-cell office:value-type="string" calcext:value-type="string">
            <text:p>Pinter</text:p>
          </table:table-cell>
          <table:table-cell office:value-type="string" calcext:value-type="string">
            <text:p>NMOS $k$</text:p>
          </table:table-cell>
          <table:table-cell office:value-type="string" calcext:value-type="string">
            <text:p>PMOS $k$</text:p>
          </table:table-cell>
          <table:table-cell office:value-type="string" calcext:value-type="string">
            <text:p>NMOS $V_t$</text:p>
          </table:table-cell>
          <table:table-cell office:value-type="string" calcext:value-type="string">
            <text:p>PMOS $V_t$ </text:p>
          </table:table-cell>
        </table:table-row>
        <table:table-row table:style-name="ro1">
          <table:table-cell office:value-type="string" calcext:value-type="string">
            <text:p>0V</text:p>
          </table:table-cell>
          <table:table-cell office:value-type="float" office:value="0.04415659" calcext:value-type="float">
            <text:p>0.04415659</text:p>
          </table:table-cell>
          <table:table-cell office:value-type="float" office:value="-0.0231276303" calcext:value-type="float">
            <text:p>-0.0231276303</text:p>
          </table:table-cell>
          <table:table-cell office:value-type="float" office:value="0.0266645964" calcext:value-type="float">
            <text:p>0.0266645964</text:p>
          </table:table-cell>
          <table:table-cell office:value-type="float" office:value="-0.0158582058" calcext:value-type="float">
            <text:p>-0.0158582058</text:p>
          </table:table-cell>
          <table:table-cell table:formula="of:=[.B2]^2*2" office:value-type="float" office:value="0.0038996088808562" calcext:value-type="float">
            <text:p>0.0038996089</text:p>
          </table:table-cell>
          <table:table-cell table:formula="of:=[.D2]^2*2" office:value-type="float" office:value="0.00142200140234979" calcext:value-type="float">
            <text:p>0.0014220014</text:p>
          </table:table-cell>
          <table:table-cell table:formula="of:=(-[.C2])/[.B2]" office:value-type="float" office:value="0.523763956863517" calcext:value-type="float">
            <text:p>0.5237639569</text:p>
          </table:table-cell>
          <table:table-cell table:formula="of:=(-[.E2])/[.D2]" office:value-type="float" office:value="0.594728889277319" calcext:value-type="float">
            <text:p>0.5947288893</text:p>
          </table:table-cell>
        </table:table-row>
        <table:table-row table:style-name="ro1">
          <table:table-cell office:value-type="string" calcext:value-type="string">
            <text:p>2V</text:p>
          </table:table-cell>
          <table:table-cell office:value-type="float" office:value="0.0454760103" calcext:value-type="float">
            <text:p>0.0454760103</text:p>
          </table:table-cell>
          <table:table-cell office:value-type="float" office:value="-0.05128416" calcext:value-type="float">
            <text:p>-0.05128416</text:p>
          </table:table-cell>
          <table:table-cell office:value-type="float" office:value="0.0275653" calcext:value-type="float">
            <text:p>0.0275653</text:p>
          </table:table-cell>
          <table:table-cell office:value-type="float" office:value="-0.027675797" calcext:value-type="float">
            <text:p>-0.027675797</text:p>
          </table:table-cell>
          <table:table-cell table:formula="of:=[.B3]^2*2" office:value-type="float" office:value="0.00413613502561141" calcext:value-type="float">
            <text:p>0.004136135</text:p>
          </table:table-cell>
          <table:table-cell table:formula="of:=[.D3]^2*2" office:value-type="float" office:value="0.00151969152818" calcext:value-type="float">
            <text:p>0.0015196915</text:p>
          </table:table-cell>
          <table:table-cell table:formula="of:=(-[.C3])/[.B3]" office:value-type="float" office:value="1.1277189810998" calcext:value-type="float">
            <text:p>1.1277189811</text:p>
          </table:table-cell>
          <table:table-cell table:formula="of:=(-[.E3])/[.D3]" office:value-type="float" office:value="1.00400855423304" calcext:value-type="float">
            <text:p>1.0040085542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office:value-type="float" office:value="0.051449559" calcext:value-type="float">
            <text:p>0.051449559</text:p>
          </table:table-cell>
          <table:table-cell office:value-type="float" office:value="-0.09667427" calcext:value-type="float">
            <text:p>-0.09667427</text:p>
          </table:table-cell>
          <table:table-cell office:value-type="float" office:value="0.0283128071" calcext:value-type="float">
            <text:p>0.0283128071</text:p>
          </table:table-cell>
          <table:table-cell office:value-type="float" office:value="-0.03857224" calcext:value-type="float">
            <text:p>-0.03857224</text:p>
          </table:table-cell>
          <table:table-cell table:formula="of:=[.B4]^2*2" office:value-type="float" office:value="0.00529411424258896" calcext:value-type="float">
            <text:p>0.0052941142</text:p>
          </table:table-cell>
          <table:table-cell table:formula="of:=[.D4]^2*2" office:value-type="float" office:value="0.00160323009176362" calcext:value-type="float">
            <text:p>0.0016032301</text:p>
          </table:table-cell>
          <table:table-cell table:formula="of:=(-[.C4])/[.B4]" office:value-type="float" office:value="1.87901066362882" calcext:value-type="float">
            <text:p>1.8790106636</text:p>
          </table:table-cell>
          <table:table-cell table:formula="of:=(-[.E4])/[.D4]" office:value-type="float" office:value="1.36236014549048" calcext:value-type="float">
            <text:p>1.36236014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1T22:19:45.492230275</meta:creation-date>
    <dc:date>2015-03-11T22:45:06.164830875</dc:date>
    <meta:editing-duration>PT10M10S</meta:editing-duration>
    <meta:editing-cycles>1</meta:editing-cycles>
    <meta:document-statistic meta:table-count="1" meta:cell-count="36" meta:object-count="1"/>
    <meta:generator>LibreOffice/4.3.6.2$Linux_X86_64 LibreOffice_project/4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09cm" svg:y="2.35cm" style:legend-expansion="high" chart:style-name="ch2"/>
        <chart:plot-area chart:style-name="ch3" table:cell-range-address="Sheet1.A1:Sheet1.I4" chart:data-source-has-labels="both" svg:x="0.32cm" svg:y="0.18cm" svg:width="11.869cm" svg:height="8.64cm">
          <chartooo:coordinate-region svg:x="1.206cm" svg:y="0.393cm" svg:width="10.724cm" svg:height="8.215cm"/>
          <chart:axis chart:dimension="x" chart:name="primary-x" chart:style-name="ch4" chartooo:axis-type="auto">
            <chart:categories table:cell-range-address="Sheet1.A2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label-cell-address="Sheet1.B1:Sheet1.B1" chart:class="chart:scatter">
            <chart:data-point chart:repeated="3"/>
          </chart:series>
          <chart:series chart:style-name="ch7" chart:values-cell-range-address="Sheet1.C2:Sheet1.C4" chart:label-cell-address="Sheet1.C1:Sheet1.C1" chart:class="chart:scatter">
            <chart:data-point chart:repeated="3"/>
          </chart:series>
          <chart:series chart:style-name="ch8" chart:values-cell-range-address="Sheet1.D2:Sheet1.D4" chart:label-cell-address="Sheet1.D1:Sheet1.D1" chart:class="chart:scatter">
            <chart:data-point chart:repeated="3"/>
          </chart:series>
          <chart:series chart:style-name="ch9" chart:values-cell-range-address="Sheet1.E2:Sheet1.E4" chart:label-cell-address="Sheet1.E1:Sheet1.E1" chart:class="chart:scatter">
            <chart:data-point chart:repeated="3"/>
          </chart:series>
          <chart:series chart:style-name="ch10" chart:values-cell-range-address="Sheet1.F2:Sheet1.F4" chart:label-cell-address="Sheet1.F1:Sheet1.F1" chart:class="chart:scatter">
            <chart:data-point chart:repeated="3"/>
          </chart:series>
          <chart:series chart:style-name="ch11" chart:values-cell-range-address="Sheet1.G2:Sheet1.G4" chart:label-cell-address="Sheet1.G1:Sheet1.G1" chart:class="chart:scatter">
            <chart:data-point chart:repeated="3"/>
          </chart:series>
          <chart:series chart:style-name="ch12" chart:values-cell-range-address="Sheet1.H2:Sheet1.H4" chart:label-cell-address="Sheet1.H1:Sheet1.H1" chart:class="chart:scatter">
            <chart:data-point chart:repeated="3"/>
          </chart:series>
          <chart:series chart:style-name="ch13" chart:values-cell-range-address="Sheet1.I2:Sheet1.I4" chart:label-cell-address="Sheet1.I1:Sheet1.I1" chart:class="chart:scatte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MOS Slope</text:p>
                <draw:g>
                  <svg:desc>Sheet1.B1:Sheet1.B1</svg:desc>
                </draw:g>
              </table:table-cell>
              <table:table-cell office:value-type="string">
                <text:p>NMOS inter</text:p>
                <draw:g>
                  <svg:desc>Sheet1.C1:Sheet1.C1</svg:desc>
                </draw:g>
              </table:table-cell>
              <table:table-cell office:value-type="string">
                <text:p>Pslope</text:p>
                <draw:g>
                  <svg:desc>Sheet1.D1:Sheet1.D1</svg:desc>
                </draw:g>
              </table:table-cell>
              <table:table-cell office:value-type="string">
                <text:p>Pinter</text:p>
                <draw:g>
                  <svg:desc>Sheet1.E1:Sheet1.E1</svg:desc>
                </draw:g>
              </table:table-cell>
              <table:table-cell office:value-type="string">
                <text:p>NMOS $k$</text:p>
                <draw:g>
                  <svg:desc>Sheet1.F1:Sheet1.F1</svg:desc>
                </draw:g>
              </table:table-cell>
              <table:table-cell office:value-type="string">
                <text:p>PMOS $k$</text:p>
                <draw:g>
                  <svg:desc>Sheet1.G1:Sheet1.G1</svg:desc>
                </draw:g>
              </table:table-cell>
              <table:table-cell office:value-type="string">
                <text:p>NMOS $V_t$</text:p>
                <draw:g>
                  <svg:desc>Sheet1.H1:Sheet1.H1</svg:desc>
                </draw:g>
              </table:table-cell>
              <table:table-cell office:value-type="string">
                <text:p>PMOS $V_t$ 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V</text:p>
                <draw:g>
                  <svg:desc>Sheet1.A2:Sheet1.A4</svg:desc>
                </draw:g>
              </table:table-cell>
              <table:table-cell office:value-type="float" office:value="0.04415659">
                <text:p>0.04415659</text:p>
                <draw:g>
                  <svg:desc>Sheet1.B2:Sheet1.B4</svg:desc>
                </draw:g>
              </table:table-cell>
              <table:table-cell office:value-type="float" office:value="-0.0231276303">
                <text:p>-0.0231276303</text:p>
                <draw:g>
                  <svg:desc>Sheet1.C2:Sheet1.C4</svg:desc>
                </draw:g>
              </table:table-cell>
              <table:table-cell office:value-type="float" office:value="0.0266645964">
                <text:p>0.0266645964</text:p>
                <draw:g>
                  <svg:desc>Sheet1.D2:Sheet1.D4</svg:desc>
                </draw:g>
              </table:table-cell>
              <table:table-cell office:value-type="float" office:value="-0.0158582058">
                <text:p>-0.0158582058</text:p>
                <draw:g>
                  <svg:desc>Sheet1.E2:Sheet1.E4</svg:desc>
                </draw:g>
              </table:table-cell>
              <table:table-cell office:value-type="float" office:value="0.0038996088808562">
                <text:p>0.0038996088808562</text:p>
                <draw:g>
                  <svg:desc>Sheet1.F2:Sheet1.F4</svg:desc>
                </draw:g>
              </table:table-cell>
              <table:table-cell office:value-type="float" office:value="0.00142200140234979">
                <text:p>0.00142200140234979</text:p>
                <draw:g>
                  <svg:desc>Sheet1.G2:Sheet1.G4</svg:desc>
                </draw:g>
              </table:table-cell>
              <table:table-cell office:value-type="float" office:value="0.523763956863517">
                <text:p>0.523763956863517</text:p>
                <draw:g>
                  <svg:desc>Sheet1.H2:Sheet1.H4</svg:desc>
                </draw:g>
              </table:table-cell>
              <table:table-cell office:value-type="float" office:value="0.594728889277319">
                <text:p>0.594728889277319</text:p>
                <draw:g>
                  <svg:desc>Sheet1.I2:Sheet1.I4</svg:desc>
                </draw:g>
              </table:table-cell>
            </table:table-row>
            <table:table-row>
              <table:table-cell office:value-type="string">
                <text:p>2V</text:p>
              </table:table-cell>
              <table:table-cell office:value-type="float" office:value="0.0454760103">
                <text:p>0.0454760103</text:p>
              </table:table-cell>
              <table:table-cell office:value-type="float" office:value="-0.05128416">
                <text:p>-0.05128416</text:p>
              </table:table-cell>
              <table:table-cell office:value-type="float" office:value="0.0275653">
                <text:p>0.0275653</text:p>
              </table:table-cell>
              <table:table-cell office:value-type="float" office:value="-0.027675797">
                <text:p>-0.027675797</text:p>
              </table:table-cell>
              <table:table-cell office:value-type="float" office:value="0.00413613502561141">
                <text:p>0.00413613502561141</text:p>
              </table:table-cell>
              <table:table-cell office:value-type="float" office:value="0.00151969152818">
                <text:p>0.00151969152818</text:p>
              </table:table-cell>
              <table:table-cell office:value-type="float" office:value="1.1277189810998">
                <text:p>1.1277189810998</text:p>
              </table:table-cell>
              <table:table-cell office:value-type="float" office:value="1.00400855423304">
                <text:p>1.00400855423304</text:p>
              </table:table-cell>
            </table:table-row>
            <table:table-row>
              <table:table-cell office:value-type="string">
                <text:p>5V</text:p>
              </table:table-cell>
              <table:table-cell office:value-type="float" office:value="0.051449559">
                <text:p>0.051449559</text:p>
              </table:table-cell>
              <table:table-cell office:value-type="float" office:value="-0.09667427">
                <text:p>-0.09667427</text:p>
              </table:table-cell>
              <table:table-cell office:value-type="float" office:value="0.0283128071">
                <text:p>0.0283128071</text:p>
              </table:table-cell>
              <table:table-cell office:value-type="float" office:value="-0.03857224">
                <text:p>-0.03857224</text:p>
              </table:table-cell>
              <table:table-cell office:value-type="float" office:value="0.00529411424258896">
                <text:p>0.00529411424258896</text:p>
              </table:table-cell>
              <table:table-cell office:value-type="float" office:value="0.00160323009176362">
                <text:p>0.00160323009176362</text:p>
              </table:table-cell>
              <table:table-cell office:value-type="float" office:value="1.87901066362882">
                <text:p>1.87901066362882</text:p>
              </table:table-cell>
              <table:table-cell office:value-type="float" office:value="1.36236014549048">
                <text:p>1.362360145490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